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189318" officeooo:paragraph-rsid="001893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pracování textu na PC- praktická</text:p>
      <text:p text:style-name="P1"/>
      <text:p text:style-name="P1">1.název a adresu zkopírujeme z pdf do wordu + konec dopisu a text nad tabulkou</text:p>
      <text:p text:style-name="P1">2.vlozime tabulku a vyplníme podle pdf</text:p>
      <text:p text:style-name="P1">3.ve složce vložení vyberu textové pole a vložím jej nahoru doprava</text:p>
      <text:p text:style-name="P1">5.barvičky</text:p>
      <text:p text:style-name="P1">6.spustit hromadnou korespondenci → dopis → vybrat příjemce → existující seznam → soubor lidé.xls</text:p>
      <text:p text:style-name="P1">7.vložit slučovací pole &lt;jmeno&gt; &lt;prijmeni&gt;, &lt;ulice&gt; &lt;psč&gt; &lt;misto&gt; → tabulka v pravo</text:p>
      <text:p text:style-name="P1">8. do tabulky doplníme &lt;původní&gt; &lt;vklad&gt; &lt;výběr&gt; &lt;úrok&gt; &lt;stav&gt; (poplatek je pevně daný)</text:p>
      <text:p text:style-name="P1">9. náhled výsledků → proklikáme šipkama</text:p>
      <text:p text:style-name="P1">10. můžeme ve vložení přidat aktuální datum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7T10:04:01.467747176</meta:creation-date>
    <dc:date>2026-04-27T10:15:03.421892379</dc:date>
    <meta:editing-duration>PT26S</meta:editing-duration>
    <meta:editing-cycles>1</meta:editing-cycles>
    <meta:document-statistic meta:table-count="0" meta:image-count="0" meta:object-count="0" meta:page-count="1" meta:paragraph-count="10" meta:word-count="90" meta:character-count="575" meta:non-whitespace-character-count="495"/>
    <meta:generator>LibreOffice/26.2.2.2$Linux_X86_64 LibreOffice_project/620$Build-2</meta:generator>
  </office:meta>
</office:document-meta>
</file>